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 officeooo:rsid="00019d1f" officeooo:paragraph-rsid="00019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□ ■ △ ▲ ▽ ▼ ○ 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3:04:48.468412000</dc:date>
    <meta:editing-duration>PT8M13S</meta:editing-duration>
    <meta:editing-cycles>1</meta:editing-cycles>
    <meta:generator>LibreOffice/4.4.3.2$MacOSX_X86_64 LibreOffice_project/88805f81e9fe61362df02b9941de8e38a9b5fd16</meta:generator>
    <meta:document-statistic meta:table-count="0" meta:image-count="0" meta:object-count="0" meta:page-count="1" meta:paragraph-count="1" meta:word-count="8" meta:character-count="15" meta:non-whitespace-character-count="8"/>
  </office:meta>
</office:document-meta>
</file>